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a82" officeooo:paragraph-rsid="00054a82"/>
    </style:style>
    <style:style style:name="P2" style:family="paragraph" style:parent-style-name="Standard">
      <style:text-properties officeooo:rsid="00065ca9" officeooo:paragraph-rsid="00065ca9"/>
    </style:style>
    <style:style style:name="P3" style:family="paragraph" style:parent-style-name="Standard">
      <style:text-properties officeooo:rsid="0007ddf6" officeooo:paragraph-rsid="0007ddf6"/>
    </style:style>
    <style:style style:name="P4" style:family="paragraph" style:parent-style-name="Standard">
      <style:text-properties officeooo:rsid="0008a839" officeooo:paragraph-rsid="0008a839"/>
    </style:style>
    <style:style style:name="P5" style:family="paragraph" style:parent-style-name="Standard">
      <style:text-properties officeooo:rsid="000a3d09" officeooo:paragraph-rsid="000a3d09"/>
    </style:style>
    <style:style style:name="P6" style:family="paragraph" style:parent-style-name="Standard">
      <style:text-properties fo:font-weight="bold" officeooo:rsid="000a3d09" officeooo:paragraph-rsid="000a3d09" style:font-weight-asian="bold" style:font-weight-complex="bold"/>
    </style:style>
    <style:style style:name="P7" style:family="paragraph" style:parent-style-name="Standard">
      <style:text-properties fo:font-weight="bold" officeooo:rsid="000be68c" officeooo:paragraph-rsid="000be68c" style:font-weight-asian="bold" style:font-weight-complex="bold"/>
    </style:style>
    <style:style style:name="P8" style:family="paragraph" style:parent-style-name="Standard">
      <style:text-properties fo:font-weight="bold" officeooo:rsid="000e37c2" officeooo:paragraph-rsid="000e37c2" style:font-weight-asian="bold" style:font-weight-complex="bold"/>
    </style:style>
    <style:style style:name="P9" style:family="paragraph" style:parent-style-name="Standard">
      <style:text-properties fo:font-weight="bold" officeooo:rsid="001197b8" officeooo:paragraph-rsid="001197b8" style:font-weight-asian="bold" style:font-weight-complex="bold"/>
    </style:style>
    <style:style style:name="P10" style:family="paragraph" style:parent-style-name="Standard">
      <style:text-properties fo:font-weight="bold" officeooo:rsid="00188ff8" officeooo:paragraph-rsid="00188ff8" style:font-weight-asian="bold" style:font-weight-complex="bold"/>
    </style:style>
    <style:style style:name="P11" style:family="paragraph" style:parent-style-name="Standard">
      <style:text-properties fo:font-weight="bold" officeooo:rsid="00195f18" officeooo:paragraph-rsid="00195f18" style:font-weight-asian="bold" style:font-weight-complex="bold"/>
    </style:style>
    <style:style style:name="P12" style:family="paragraph" style:parent-style-name="Standard">
      <style:text-properties fo:font-weight="bold" officeooo:rsid="001d52df" officeooo:paragraph-rsid="001d52df" style:font-weight-asian="bold" style:font-weight-complex="bold"/>
    </style:style>
    <style:style style:name="P13" style:family="paragraph" style:parent-style-name="Standard">
      <style:text-properties fo:font-weight="bold" officeooo:rsid="001ef8d2" officeooo:paragraph-rsid="001ef8d2" style:font-weight-asian="bold" style:font-weight-complex="bold"/>
    </style:style>
    <style:style style:name="P14" style:family="paragraph" style:parent-style-name="Standard">
      <style:text-properties fo:font-weight="bold" officeooo:rsid="002406bd" officeooo:paragraph-rsid="002406bd" style:font-weight-asian="bold" style:font-weight-complex="bold"/>
    </style:style>
    <style:style style:name="P15" style:family="paragraph" style:parent-style-name="Standard">
      <style:text-properties fo:font-weight="normal" officeooo:rsid="000c55be" officeooo:paragraph-rsid="000c55be" style:font-weight-asian="normal" style:font-weight-complex="normal"/>
    </style:style>
    <style:style style:name="P16" style:family="paragraph" style:parent-style-name="Standard">
      <style:text-properties fo:font-weight="normal" officeooo:rsid="000e37c2" officeooo:paragraph-rsid="000e37c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3d0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55be" style:font-weight-asian="normal" style:font-weight-complex="normal"/>
    </style:style>
    <style:style style:name="T5" style:family="text">
      <style:text-properties officeooo:rsid="000fe616"/>
    </style:style>
    <style:style style:name="T6" style:family="text">
      <style:text-properties officeooo:rsid="0020b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op:Object orinted programming(java, c#,python,php,etc)</text:p>
      <text:p text:style-name="P1"><text:s/>procedural orinted programming (c,basic,fortran)</text:p>
      <text:p text:style-name="P1">simula is a first object orinted programming language.</text:p>
      <text:p text:style-name="P1"/>
      <text:p text:style-name="P2">WHAT IS OBJECT?</text:p>
      <text:p text:style-name="P2"><text:s text:c="2"/>An instance of class,real world entity</text:p>
      <text:p text:style-name="P2">dog is a subject for example.its a state,it has own name,own eating way.</text:p>
      <text:p text:style-name="P2"><text:s/></text:p>
      <text:p text:style-name="P2">OBJECT:1 states 2.Action/behaviour</text:p>
      <text:p text:style-name="P2"/>
      <text:p text:style-name="P3">class car{</text:p>
      <text:p text:style-name="P3">string carNo;</text:p>
      <text:p text:style-name="P3">string color;</text:p>
      <text:p text:style-name="P3">string brandname;</text:p>
      <text:p text:style-name="P3">double price;</text:p>
      <text:p text:style-name="P3">string model;</text:p>
      <text:p text:style-name="P3">int seatingcapacity</text:p>
      <text:p text:style-name="P3"/>
      <text:p text:style-name="P3">void drivecar()</text:p>
      <text:p text:style-name="P3">{</text:p>
      <text:p text:style-name="P3"/>
      <text:p text:style-name="P3">}</text:p>
      <text:p text:style-name="P3">void servicing()</text:p>
      <text:p text:style-name="P3">{</text:p>
      <text:p text:style-name="P3">}</text:p>
      <text:p text:style-name="P3">}</text:p>
      <text:p text:style-name="P3">car car1=new car();</text:p>
      <text:p text:style-name="P3">car car2=new car();</text:p>
      <text:p text:style-name="P3">car car3=new car();</text:p>
      <text:p text:style-name="P3"/>
      <text:p text:style-name="P3"/>
      <text:p text:style-name="P3">book---bookid, no of pages,author ,isbn,price-----variables actually called instance variable;</text:p>
      <text:p text:style-name="P3"/>
      <text:p text:style-name="P3">oops features:</text:p>
      <text:p text:style-name="P3"><text:span text:style-name="T1">INHERITANCE</text:span>: base class to derived class,child will ocuurs the property of parents.</text:p>
      <text:p text:style-name="P4"><text:span text:style-name="T2">POLYMORPHISM</text:span>---it can be more than one form,@ one in different ways,poly means many forms.it allows single task can perform many ways,it is polymorphism.</text:p>
      <text:p text:style-name="P5">(Method over loading,method over overriding) this two features allow polymorphism.</text:p>
      <text:p text:style-name="P5"><text:span text:style-name="T1">OBSTRACTION</text:span>:hiding the internal details and showing the functionality only by 2 differnt ways achiveing java( abstarct class,interface).</text:p>
      <text:p text:style-name="P6">ENCAPSULATION:<text:span text:style-name="T3">wrappig of data and function.</text:span></text:p>
      <text:p text:style-name="P6">ASSOCIATION<text:span text:style-name="T3">:One teacher many students. 1) one to one association. 2)one to many.3)many to one.4)many to many.</text:span></text:p>
      <text:p text:style-name="P7">AGGREGRATION<text:span text:style-name="T3">:special form of association.</text:span><text:span text:style-name="T4">it is one way association.</text:span></text:p>
      <text:p text:style-name="P15">Student has a address</text:p>
      <text:p text:style-name="P15">(name,roll,class,address)</text:p>
      <text:p text:style-name="P15">(street no,city,state,country)---<text:span text:style-name="T5">code resusebility feature</text:span></text:p>
      <text:p text:style-name="P8">CONSTRUCTOR<text:span text:style-name="T3">:</text:span></text:p>
      <text:p text:style-name="P16">1)deafult constructor 2) parametrized constructor-Dog (String name, String breed,String color)</text:p>
      <text:p text:style-name="P16">3)copy constructor-</text:p>
      <text:p text:style-name="P16">always constructor nad class name have same name.</text:p>
      <text:p text:style-name="P16"/>
      <text:p text:style-name="P9"><text:soft-page-break/>CONSTRUCTOR OVERLOADING:</text:p>
      <text:p text:style-name="P10">i java we have 2 two types of method: 1)udf 2) sdf</text:p>
      <text:p text:style-name="P10">UDF---user define function:created by user.</text:p>
      <text:p text:style-name="P10">sdf----predifne functions called system define function. Already implemented.</text:p>
      <text:p text:style-name="P10">Create class name start with upper case</text:p>
      <text:p text:style-name="P10"/>
      <text:p text:style-name="P10"/>
      <text:p text:style-name="P10"/>
      <text:p text:style-name="P11">static:static keywords is used for memory management. Variable.</text:p>
      <text:p text:style-name="P11">2)method</text:p>
      <text:p text:style-name="P11">3)class</text:p>
      <text:p text:style-name="P11">4)block.</text:p>
      <text:p text:style-name="P11"/>
      <text:p text:style-name="P11">The static keyword belongs to the class than an instance of the class.</text:p>
      <text:p text:style-name="P9"/>
      <text:p text:style-name="P12">Nested claas:is called outer class that is defined inner static class.cannot create without instance create a class.</text:p>
      <text:p text:style-name="P12"/>
      <text:p text:style-name="P13">This keyword ---refernce variable or refernce object.,<text:span text:style-name="T6">which referes to current class object.</text:span></text:p>
      <text:p text:style-name="P13"/>
      <text:p text:style-name="P14">CLASS AND OBJECT:</text:p>
      <text:p text:style-name="P14"><text:s text:c="24"/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46:21.457308285</meta:creation-date>
    <dc:date>2022-08-22T22:37:01.694303411</dc:date>
    <meta:editing-duration>PT1H32M11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2" meta:paragraph-count="55" meta:word-count="302" meta:character-count="2208" meta:non-whitespace-character-count="1938"/>
  </office:meta>
</office:document-meta>
</file>